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59cm" table:align="margins"/>
    </style:style>
    <style:style style:name="Table4.A" style:family="table-column">
      <style:table-column-properties style:column-width="3.258cm" style:rel-column-width="12136*"/>
    </style:style>
    <style:style style:name="Table4.B" style:family="table-column">
      <style:table-column-properties style:column-width="3.258cm" style:rel-column-width="12137*"/>
    </style:style>
    <style:style style:name="Table4.E" style:family="table-column">
      <style:table-column-properties style:column-width="4.56cm" style:rel-column-width="16989*"/>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may-break-between-rows="true" table:border-model="collapsing"/>
    </style:style>
    <style:style style:name="Table1.A" style:family="table-column">
      <style:table-column-properties style:column-width="1.954cm" style:rel-column-width="7280*"/>
    </style:style>
    <style:style style:name="Table1.B" style:family="table-column">
      <style:table-column-properties style:column-width="1.954cm" style:rel-column-width="7282*"/>
    </style:style>
    <style:style style:name="Table1.C" style:family="table-column">
      <style:table-column-properties style:column-width="1.954cm" style:rel-column-width="7283*"/>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may-break-between-rows="true" table:border-model="collapsing"/>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may-break-between-rows="true" table:border-model="collapsing"/>
    </style:style>
    <style:style style:name="Table2.A" style:family="table-column">
      <style:table-column-properties style:column-width="5.863cm" style:rel-column-width="21844*"/>
    </style:style>
    <style:style style:name="Table2.B" style:family="table-column">
      <style:table-column-properties style:column-width="5.863cm" style:rel-column-width="21845*"/>
    </style:style>
    <style:style style:name="Table2.C" style:family="table-column">
      <style:table-column-properties style:column-width="5.863cm" style:rel-column-width="2184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start" style:justify-single-word="false"/>
      <style:text-properties style:font-name="Liberation Sans" fo:language="sv" fo:country="SE" style:text-underline-style="none" officeooo:rsid="000dd427" officeooo:paragraph-rsid="000f3c47"/>
    </style:style>
    <style:style style:name="P2" style:family="paragraph" style:parent-style-name="Text_20_body">
      <style:paragraph-properties fo:text-align="start" style:justify-single-word="false"/>
      <style:text-properties style:font-name="Liberation Sans" fo:language="sv" fo:country="SE" style:text-underline-style="none" officeooo:rsid="000f3c47" officeooo:paragraph-rsid="000f3c47"/>
    </style:style>
    <style:style style:name="P3" style:family="paragraph" style:parent-style-name="Text_20_body">
      <style:paragraph-properties fo:text-align="start" style:justify-single-word="false"/>
      <style:text-properties style:font-name="Liberation Sans" fo:language="sv" fo:country="SE" style:text-underline-style="none" officeooo:rsid="000f3c47" officeooo:paragraph-rsid="00131c86"/>
    </style:style>
    <style:style style:name="P4" style:family="paragraph" style:parent-style-name="Text_20_body">
      <style:text-properties fo:language="sv" fo:country="SE" officeooo:rsid="001030ee" officeooo:paragraph-rsid="00401c78"/>
    </style:style>
    <style:style style:name="P5" style:family="paragraph" style:parent-style-name="Text_20_body">
      <style:text-properties fo:language="sv" fo:country="SE" officeooo:rsid="004701e7" officeooo:paragraph-rsid="0048a5f6"/>
    </style:style>
    <style:style style:name="P6" style:family="paragraph" style:parent-style-name="Text_20_body">
      <style:text-properties fo:language="sv" fo:country="SE" officeooo:rsid="005328e8" officeooo:paragraph-rsid="005328e8"/>
    </style:style>
    <style:style style:name="P7" style:family="paragraph" style:parent-style-name="Text_20_body">
      <style:text-properties fo:language="sv" fo:country="SE" officeooo:rsid="005328e8" officeooo:paragraph-rsid="0055245e"/>
    </style:style>
    <style:style style:name="P8" style:family="paragraph" style:parent-style-name="Text_20_body">
      <style:text-properties fo:language="sv" fo:country="SE" officeooo:rsid="0059962a" officeooo:paragraph-rsid="0059962a"/>
    </style:style>
    <style:style style:name="P9" style:family="paragraph" style:parent-style-name="Text_20_body">
      <style:text-properties fo:language="sv" fo:country="SE" officeooo:rsid="006b5f4e" officeooo:paragraph-rsid="006b5f4e"/>
    </style:style>
    <style:style style:name="P10" style:family="paragraph" style:parent-style-name="Text_20_body">
      <style:text-properties fo:language="sv" fo:country="SE" officeooo:paragraph-rsid="0059962a"/>
    </style:style>
    <style:style style:name="P11" style:family="paragraph" style:parent-style-name="Text_20_body">
      <style:text-properties style:font-name="Liberation Sans1" fo:language="sv" fo:country="SE" officeooo:rsid="0028584e" officeooo:paragraph-rsid="0028584e"/>
    </style:style>
    <style:style style:name="P12" style:family="paragraph" style:parent-style-name="Text_20_body">
      <style:text-properties style:font-name="Liberation Sans1" fo:language="sv" fo:country="SE" officeooo:rsid="004b0018" officeooo:paragraph-rsid="0056c83c"/>
    </style:style>
    <style:style style:name="P13" style:family="paragraph" style:parent-style-name="Text_20_body">
      <style:text-properties style:font-name="Liberation Sans1" fo:language="sv" fo:country="SE" officeooo:rsid="006841b7" officeooo:paragraph-rsid="006841b7"/>
    </style:style>
    <style:style style:name="P14" style:family="paragraph" style:parent-style-name="Text_20_body">
      <style:text-properties style:text-line-through-style="solid" style:text-line-through-type="single" fo:language="sv" fo:country="SE" officeooo:rsid="004e94bc" officeooo:paragraph-rsid="004e94bc"/>
    </style:style>
    <style:style style:name="P15" style:family="paragraph" style:parent-style-name="Text_20_body">
      <style:text-properties style:text-line-through-style="solid" style:text-line-through-type="single" fo:language="sv" fo:country="SE" officeooo:rsid="004fdaed" officeooo:paragraph-rsid="004fdaed"/>
    </style:style>
    <style:style style:name="P16" style:family="paragraph" style:parent-style-name="Text_20_body">
      <style:text-properties style:text-line-through-style="solid" style:text-line-through-type="single" fo:language="sv" fo:country="SE" officeooo:rsid="004ff6b3" officeooo:paragraph-rsid="004ff6b3"/>
    </style:style>
    <style:style style:name="P17" style:family="paragraph" style:parent-style-name="Text_20_body">
      <style:text-properties style:text-line-through-style="solid" style:text-line-through-type="single" fo:language="sv" fo:country="SE" officeooo:rsid="0050dba8" officeooo:paragraph-rsid="0050dba8"/>
    </style:style>
    <style:style style:name="P18" style:family="paragraph" style:parent-style-name="Text_20_body">
      <style:text-properties officeooo:paragraph-rsid="006841b7"/>
    </style:style>
    <style:style style:name="P19" style:family="paragraph" style:parent-style-name="Text_20_body">
      <style:text-properties officeooo:paragraph-rsid="00096af7"/>
    </style:style>
    <style:style style:name="P20" style:family="paragraph" style:parent-style-name="Text_20_body">
      <style:text-properties officeooo:paragraph-rsid="006b5f4e"/>
    </style:style>
    <style:style style:name="P21" style:family="paragraph" style:parent-style-name="Text_20_body">
      <style:text-properties officeooo:rsid="006b5f4e" officeooo:paragraph-rsid="006b5f4e"/>
    </style:style>
    <style:style style:name="P22" style:family="paragraph" style:parent-style-name="Text_20_body">
      <style:text-properties officeooo:rsid="006bf569" officeooo:paragraph-rsid="006bf569"/>
    </style:style>
    <style:style style:name="P23" style:family="paragraph" style:parent-style-name="Text_20_body">
      <style:text-properties officeooo:rsid="006eaaf2" officeooo:paragraph-rsid="006eaaf2"/>
    </style:style>
    <style:style style:name="P24" style:family="paragraph" style:parent-style-name="Text_20_body">
      <style:text-properties officeooo:paragraph-rsid="007603c2"/>
    </style:style>
    <style:style style:name="P25" style:family="paragraph" style:parent-style-name="Title">
      <style:text-properties style:font-name="Liberation Serif" fo:language="sv" fo:country="SE" officeooo:rsid="00096af7" officeooo:paragraph-rsid="00096af7"/>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2175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5b5d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0fd4" officeooo:paragraph-rsid="00560fd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b125"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paragraph-rsid="004e94b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officeooo:rsid="005c3ee1" officeooo:paragraph-rsid="005c3ee1"/>
    </style:style>
    <style:style style:name="P34" style:family="paragraph" style:parent-style-name="Table_20_Contents">
      <style:text-properties officeooo:rsid="00652b95" officeooo:paragraph-rsid="00652b95"/>
    </style:style>
    <style:style style:name="P35" style:family="paragraph" style:parent-style-name="Table_20_Contents">
      <style:text-properties officeooo:rsid="00669137" officeooo:paragraph-rsid="00669137"/>
    </style:style>
    <style:style style:name="P36" style:family="paragraph" style:parent-style-name="Table_20_Contents">
      <style:text-properties officeooo:rsid="00669137" officeooo:paragraph-rsid="006f64fc"/>
    </style:style>
    <style:style style:name="P37" style:family="paragraph" style:parent-style-name="Table_20_Contents">
      <style:text-properties officeooo:rsid="006d0bf2" officeooo:paragraph-rsid="006d0bf2"/>
    </style:style>
    <style:style style:name="P38" style:family="paragraph" style:parent-style-name="Table_20_Contents">
      <style:paragraph-properties fo:text-align="center" style:justify-single-word="false"/>
      <style:text-properties officeooo:rsid="006d0bf2" officeooo:paragraph-rsid="006d0bf2"/>
    </style:style>
    <style:style style:name="P39" style:family="paragraph" style:parent-style-name="Table_20_Heading">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Heading_20_1">
      <style:text-properties fo:language="sv" fo:country="SE" officeooo:rsid="000f3c47" officeooo:paragraph-rsid="000f3c47"/>
    </style:style>
    <style:style style:name="P41" style:family="paragraph" style:parent-style-name="Heading_20_1">
      <style:text-properties style:text-line-through-style="none" style:text-line-through-type="none" officeooo:rsid="0051a6db" officeooo:paragraph-rsid="0051a6db"/>
    </style:style>
    <style:style style:name="P42" style:family="paragraph" style:parent-style-name="Heading_20_1">
      <style:text-properties style:text-line-through-style="solid" style:text-line-through-type="single" officeooo:rsid="005ab125" officeooo:paragraph-rsid="005ab125"/>
    </style:style>
    <style:style style:name="P43" style:family="paragraph" style:parent-style-name="Heading_20_1">
      <style:text-properties officeooo:paragraph-rsid="004e94bc"/>
    </style:style>
    <style:style style:name="P44" style:family="paragraph" style:parent-style-name="Heading_20_2">
      <style:text-properties fo:language="sv" fo:country="SE" officeooo:paragraph-rsid="00131c86"/>
    </style:style>
    <style:style style:name="P45" style:family="paragraph" style:parent-style-name="Heading_20_2">
      <style:text-properties fo:language="sv" fo:country="SE" officeooo:rsid="000f3c47" officeooo:paragraph-rsid="000f3c47"/>
    </style:style>
    <style:style style:name="P46" style:family="paragraph" style:parent-style-name="Heading_20_2">
      <style:text-properties style:font-name="Liberation Sans" fo:font-size="16.1000003814697pt" fo:language="sv" fo:country="SE" fo:font-weight="bold" officeooo:rsid="001030ee" officeooo:paragraph-rsid="001030ee" style:font-name-asian="DejaVu Sans" style:font-size-asian="16.1000003814697pt" style:font-weight-asian="bold" style:font-name-complex="DejaVu Sans" style:font-size-complex="16.1000003814697pt" style:font-weight-complex="bold"/>
    </style:style>
    <style:style style:name="P47" style:family="paragraph" style:parent-style-name="Heading_20_2">
      <style:text-properties style:font-name="Liberation Sans" fo:font-size="16.1000003814697pt" fo:language="sv" fo:country="SE" fo:font-weight="bold" officeooo:rsid="000f3c47" officeooo:paragraph-rsid="00131c86" style:font-name-asian="DejaVu Sans" style:font-size-asian="16.1000003814697pt" style:font-weight-asian="bold" style:font-name-complex="DejaVu Sans" style:font-size-complex="16.1000003814697pt" style:font-weight-complex="bold"/>
    </style:style>
    <style:style style:name="P48" style:family="paragraph" style:parent-style-name="Heading_20_2">
      <style:text-properties style:font-name="Liberation Sans" fo:language="sv" fo:country="SE" officeooo:rsid="000f3c47" officeooo:paragraph-rsid="000f3c47"/>
    </style:style>
    <style:style style:name="P49" style:family="paragraph" style:parent-style-name="Heading_20_2">
      <style:text-properties officeooo:paragraph-rsid="005ebc5a"/>
    </style:style>
    <style:style style:name="P50" style:family="paragraph" style:parent-style-name="Heading_20_3">
      <style:text-properties fo:language="en" fo:country="US" officeooo:paragraph-rsid="001fca21"/>
    </style:style>
    <style:style style:name="P51" style:family="paragraph" style:parent-style-name="Heading_20_3">
      <style:text-properties fo:language="en" fo:country="US" officeooo:paragraph-rsid="0055b5d1"/>
    </style:style>
    <style:style style:name="P52" style:family="paragraph" style:parent-style-name="Heading_20_3">
      <style:text-properties fo:language="en" fo:country="US" officeooo:paragraph-rsid="0056c83c"/>
    </style:style>
    <style:style style:name="P53" style:family="paragraph" style:parent-style-name="Heading_20_3">
      <style:text-properties officeooo:paragraph-rsid="005328e8"/>
    </style:style>
    <style:style style:name="P54" style:family="paragraph" style:parent-style-name="Heading_20_3">
      <style:text-properties officeooo:paragraph-rsid="0068a144"/>
    </style:style>
    <style:style style:name="P55" style:family="paragraph" style:parent-style-name="Heading_20_4">
      <style:text-properties fo:language="en" fo:country="US"/>
    </style:style>
    <style:style style:name="P56" style:family="paragraph" style:parent-style-name="Heading_20_4">
      <style:text-properties fo:language="en" fo:country="US" officeooo:paragraph-rsid="00652b95"/>
    </style:style>
    <style:style style:name="P57" style:family="paragraph" style:parent-style-name="Table_20_Contents">
      <style:text-properties officeooo:rsid="005c3ee1" officeooo:paragraph-rsid="005c3ee1"/>
    </style:style>
    <style:style style:name="P58" style:family="paragraph" style:parent-style-name="Table_20_Contents">
      <style:text-properties officeooo:rsid="00669137" officeooo:paragraph-rsid="00669137"/>
    </style:style>
    <style:style style:name="P59" style:family="paragraph" style:parent-style-name="Table_20_Contents">
      <style:text-properties officeooo:rsid="00669137" officeooo:paragraph-rsid="006f64fc"/>
    </style:style>
    <style:style style:name="P60" style:family="paragraph" style:parent-style-name="Table_20_Contents">
      <style:text-properties officeooo:rsid="00797c59" officeooo:paragraph-rsid="00797c59"/>
    </style:style>
    <style:style style:name="P61" style:family="paragraph" style:parent-style-name="Table_20_Contents">
      <style:text-properties officeooo:rsid="0071d2b1" officeooo:paragraph-rsid="00669137"/>
    </style:style>
    <style:style style:name="P62" style:family="paragraph" style:parent-style-name="Table_20_Contents">
      <style:text-properties officeooo:rsid="0071d2b1" officeooo:paragraph-rsid="006d0bf2"/>
    </style:style>
    <style:style style:name="P63"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0797c59" officeooo:paragraph-rsid="00797c59"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0797c59" officeooo:paragraph-rsid="007a144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07a144c" officeooo:paragraph-rsid="007a144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d0bf2" officeooo:paragraph-rsid="006d0bf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704827" officeooo:paragraph-rsid="0070482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31c86" officeooo:paragraph-rsid="00131c8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ab125"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3ac21"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32249" officeooo:paragraph-rsid="0013224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32249" officeooo:paragraph-rsid="001ecfe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ecfe0" officeooo:paragraph-rsid="001ecfe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4cd32" officeooo:paragraph-rsid="0014cd3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71d2b1" officeooo:paragraph-rsid="0071d2b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style:text-line-through-style="none" style:text-line-through-type="none" style:font-name="Liberation Serif" fo:font-size="12pt" fo:language="en" fo:country="US" officeooo:rsid="006d0bf2" officeooo:paragraph-rsid="006d0bf2" style:font-size-asian="12pt" style:font-size-complex="12pt"/>
    </style:style>
    <style:style style:name="P78" style:family="paragraph" style:parent-style-name="Table_20_Contents">
      <style:text-properties style:text-line-through-style="none" style:text-line-through-type="none" style:font-name="Liberation Serif" fo:font-size="12pt" fo:language="en" fo:country="US" officeooo:rsid="00704827" officeooo:paragraph-rsid="00704827" style:font-size-asian="12pt" style:font-size-complex="12pt"/>
    </style:style>
    <style:style style:name="P79" style:family="paragraph" style:parent-style-name="Table_20_Contents">
      <style:text-properties style:text-line-through-style="none" style:text-line-through-type="none" style:font-name="Liberation Serif" fo:font-size="12pt" fo:language="en" fo:country="US" officeooo:rsid="0042e785" officeooo:paragraph-rsid="0042e785" style:font-size-asian="12pt" style:font-size-complex="12pt"/>
    </style:style>
    <style:style style:name="P80" style:family="paragraph" style:parent-style-name="Table_20_Contents">
      <style:text-properties officeooo:rsid="006d0bf2" officeooo:paragraph-rsid="006d0bf2"/>
    </style:style>
    <style:style style:name="P81" style:family="paragraph" style:parent-style-name="Table_20_Contents">
      <style:paragraph-properties fo:text-align="center" style:justify-single-word="false"/>
      <style:text-properties officeooo:rsid="006d0bf2" officeooo:paragraph-rsid="006d0bf2"/>
    </style:style>
    <style:style style:name="P82" style:family="paragraph" style:parent-style-name="Table_20_Contents">
      <style:text-properties officeooo:rsid="007b42dc" officeooo:paragraph-rsid="007b42dc"/>
    </style:style>
    <style:style style:name="P83" style:family="paragraph" style:parent-style-name="Text_20_body" style:list-style-name="L1">
      <style:text-properties style:text-line-through-style="solid" style:text-line-through-type="single" fo:language="sv" fo:country="SE" officeooo:rsid="001030ee" officeooo:paragraph-rsid="004134f9"/>
    </style:style>
    <style:style style:name="P84" style:family="paragraph" style:parent-style-name="Text_20_body" style:list-style-name="L1">
      <style:text-properties style:text-line-through-style="solid" style:text-line-through-type="single" fo:language="sv" fo:country="SE" officeooo:rsid="004134f9" officeooo:paragraph-rsid="004134f9"/>
    </style:style>
    <style:style style:name="P85" style:family="paragraph" style:parent-style-name="Text_20_body" style:list-style-name="L1">
      <style:text-properties style:text-line-through-style="solid" style:text-line-through-type="single" fo:language="sv" fo:country="SE" officeooo:rsid="00358cb6" officeooo:paragraph-rsid="00358cb6"/>
    </style:style>
    <style:style style:name="P86" style:family="paragraph" style:parent-style-name="Text_20_body" style:list-style-name="L1">
      <style:text-properties style:text-line-through-style="solid" style:text-line-through-type="single" fo:language="sv" fo:country="SE" officeooo:rsid="0035edfb" officeooo:paragraph-rsid="0035edfb"/>
    </style:style>
    <style:style style:name="P87" style:family="paragraph" style:parent-style-name="Text_20_body" style:list-style-name="L6">
      <style:text-properties style:text-line-through-style="solid" style:text-line-through-type="single" fo:language="sv" fo:country="SE" officeooo:rsid="004ff6b3" officeooo:paragraph-rsid="004ff6b3"/>
    </style:style>
    <style:style style:name="P88" style:family="paragraph" style:parent-style-name="Text_20_body" style:list-style-name="L1">
      <style:text-properties style:text-line-through-style="solid" style:text-line-through-type="single" style:font-name="Liberation Sans1" fo:language="sv" fo:country="SE" officeooo:rsid="004134f9" officeooo:paragraph-rsid="004134f9"/>
    </style:style>
    <style:style style:name="P89" style:family="paragraph" style:parent-style-name="Text_20_body" style:list-style-name="L1">
      <style:text-properties style:text-line-through-style="solid" style:text-line-through-type="single" style:font-name="Liberation Sans1" fo:language="sv" fo:country="SE" officeooo:rsid="00401c78" officeooo:paragraph-rsid="00401c78"/>
    </style:style>
    <style:style style:name="P90" style:family="paragraph" style:parent-style-name="Text_20_body" style:list-style-name="L1">
      <style:text-properties style:text-line-through-style="solid" style:text-line-through-type="single" style:font-name="Liberation Sans1" fo:language="sv" fo:country="SE" officeooo:rsid="0037b70b" officeooo:paragraph-rsid="0039491b"/>
    </style:style>
    <style:style style:name="P91" style:family="paragraph" style:parent-style-name="Text_20_body" style:list-style-name="L1">
      <style:text-properties style:text-line-through-style="solid" style:text-line-through-type="single" style:font-name="Liberation Sans1" fo:language="sv" fo:country="SE" officeooo:rsid="0039491b" officeooo:paragraph-rsid="0039491b"/>
    </style:style>
    <style:style style:name="P92" style:family="paragraph" style:parent-style-name="Text_20_body" style:list-style-name="L1">
      <style:text-properties fo:language="sv" fo:country="SE" officeooo:paragraph-rsid="002bbccd"/>
    </style:style>
    <style:style style:name="P93" style:family="paragraph" style:parent-style-name="Text_20_body" style:list-style-name="L1">
      <style:text-properties fo:language="sv" fo:country="SE" officeooo:rsid="0037b70b" officeooo:paragraph-rsid="0037b70b"/>
    </style:style>
    <style:style style:name="P94" style:family="paragraph" style:parent-style-name="Text_20_body" style:list-style-name="L1">
      <style:text-properties fo:language="sv" fo:country="SE" officeooo:rsid="002bbccd" officeooo:paragraph-rsid="002bbccd"/>
    </style:style>
    <style:style style:name="P95" style:family="paragraph" style:parent-style-name="Text_20_body" style:list-style-name="L1">
      <style:text-properties fo:language="sv" fo:country="SE" officeooo:rsid="002bbccd" officeooo:paragraph-rsid="00358cb6"/>
    </style:style>
    <style:style style:name="P96" style:family="paragraph" style:parent-style-name="Text_20_body" style:list-style-name="L1">
      <style:text-properties fo:language="sv" fo:country="SE" officeooo:rsid="0032b964" officeooo:paragraph-rsid="0033ba8f"/>
    </style:style>
    <style:style style:name="P97" style:family="paragraph" style:parent-style-name="Text_20_body" style:list-style-name="L1">
      <style:text-properties fo:language="sv" fo:country="SE" officeooo:rsid="0030f7b5" officeooo:paragraph-rsid="0033ba8f"/>
    </style:style>
    <style:style style:name="P98" style:family="paragraph" style:parent-style-name="Text_20_body" style:list-style-name="L1">
      <style:text-properties fo:language="sv" fo:country="SE" officeooo:rsid="00358cb6" officeooo:paragraph-rsid="0043f6d7"/>
    </style:style>
    <style:style style:name="P99" style:family="paragraph" style:parent-style-name="Text_20_body" style:list-style-name="L1">
      <style:text-properties fo:language="sv" fo:country="SE" officeooo:rsid="00358cb6" officeooo:paragraph-rsid="00358cb6"/>
    </style:style>
    <style:style style:name="P100" style:family="paragraph" style:parent-style-name="Text_20_body" style:list-style-name="L1">
      <style:text-properties fo:language="sv" fo:country="SE" officeooo:rsid="0044e9e1" officeooo:paragraph-rsid="0044e9e1"/>
    </style:style>
    <style:style style:name="P101" style:family="paragraph" style:parent-style-name="Text_20_body" style:list-style-name="L7">
      <style:text-properties fo:language="sv" fo:country="SE" officeooo:rsid="0044e9e1" officeooo:paragraph-rsid="0044e9e1"/>
    </style:style>
    <style:style style:name="P102" style:family="paragraph" style:parent-style-name="Text_20_body" style:list-style-name="L4">
      <style:text-properties fo:language="sv" fo:country="SE" officeooo:rsid="00560fd4" officeooo:paragraph-rsid="00560fd4"/>
    </style:style>
    <style:style style:name="P103" style:family="paragraph" style:parent-style-name="Text_20_body" style:list-style-name="L7">
      <style:text-properties fo:language="sv" fo:country="SE" officeooo:rsid="0028584e" officeooo:paragraph-rsid="0028584e"/>
    </style:style>
    <style:style style:name="P104" style:family="paragraph" style:parent-style-name="Text_20_body" style:list-style-name="L7">
      <style:text-properties fo:language="sv" fo:country="SE" officeooo:rsid="003bfe99" officeooo:paragraph-rsid="003bfe99"/>
    </style:style>
    <style:style style:name="P105" style:family="paragraph" style:parent-style-name="Text_20_body" style:list-style-name="L7">
      <style:text-properties fo:language="sv" fo:country="SE" officeooo:rsid="003cbe02" officeooo:paragraph-rsid="003cbe02"/>
    </style:style>
    <style:style style:name="P106" style:family="paragraph" style:parent-style-name="Text_20_body" style:list-style-name="L7">
      <style:text-properties fo:language="sv" fo:country="SE" officeooo:rsid="003dc4b5" officeooo:paragraph-rsid="003dc4b5"/>
    </style:style>
    <style:style style:name="P107" style:family="paragraph" style:parent-style-name="Text_20_body" style:list-style-name="L7">
      <style:text-properties fo:language="sv" fo:country="SE" officeooo:rsid="0046af89" officeooo:paragraph-rsid="0046af89"/>
    </style:style>
    <style:style style:name="P108" style:family="paragraph" style:parent-style-name="Text_20_body" style:list-style-name="L1">
      <style:text-properties style:font-name="Liberation Sans1" fo:language="sv" fo:country="SE" officeooo:rsid="0043f6d7" officeooo:paragraph-rsid="0043f6d7"/>
    </style:style>
    <style:style style:name="P109" style:family="paragraph" style:parent-style-name="Text_20_body" style:list-style-name="L2">
      <style:text-properties style:font-name="Liberation Sans1" fo:language="sv" fo:country="SE" officeooo:rsid="005ebc5a" officeooo:paragraph-rsid="006841b7"/>
    </style:style>
    <style:style style:name="P110" style:family="paragraph" style:parent-style-name="Text_20_body">
      <style:text-properties style:font-name="Liberation Sans1" fo:language="sv" fo:country="SE" officeooo:rsid="00730380" officeooo:paragraph-rsid="00730380"/>
    </style:style>
    <style:style style:name="P111" style:family="paragraph" style:parent-style-name="Text_20_body" style:list-style-name="L5">
      <style:text-properties style:font-name="Liberation Sans1" fo:language="sv" fo:country="SE" officeooo:rsid="006b5f4e" officeooo:paragraph-rsid="006b5f4e"/>
    </style:style>
    <style:style style:name="P112" style:family="paragraph" style:parent-style-name="Text_20_body" style:list-style-name="L3">
      <style:paragraph-properties fo:text-align="start" style:justify-single-word="false"/>
      <style:text-properties style:font-name="Liberation Sans" fo:language="sv" fo:country="SE" style:text-underline-style="none" officeooo:rsid="000dd427" officeooo:paragraph-rsid="000f3c47"/>
    </style:style>
    <style:style style:name="P113" style:family="paragraph" style:parent-style-name="Text_20_body" style:list-style-name="L7">
      <style:text-properties officeooo:rsid="0028584e" officeooo:paragraph-rsid="0028584e"/>
    </style:style>
    <style:style style:name="T1" style:family="text">
      <style:text-properties officeooo:rsid="000f3c47"/>
    </style:style>
    <style:style style:name="T2" style:family="text">
      <style:text-properties officeooo:rsid="00131c86"/>
    </style:style>
    <style:style style:name="T3"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4" style:family="text">
      <style:text-properties style:font-name="Liberation Sans" fo:font-size="18.2000007629395pt" fo:font-weight="bold" officeooo:rsid="00131c86" style:font-name-asian="DejaVu Sans" style:font-size-asian="18.2000007629395pt" style:font-weight-asian="bold" style:font-name-complex="DejaVu Sans" style:font-size-complex="18.2000007629395pt" style:font-weight-complex="bold"/>
    </style:style>
    <style:style style:name="T5" style:family="text">
      <style:text-properties style:font-name="Liberation Sans" fo:language="sv" fo:country="SE" officeooo:rsid="0022f164"/>
    </style:style>
    <style:style style:name="T6" style:family="text">
      <style:text-properties style:font-name="Liberation Sans" fo:language="sv" fo:country="SE" officeooo:rsid="000b3ab3"/>
    </style:style>
    <style:style style:name="T7" style:family="text">
      <style:text-properties style:font-name="Liberation Sans" fo:language="sv" fo:country="SE" officeooo:rsid="002265c7"/>
    </style:style>
    <style:style style:name="T8" style:family="text">
      <style:text-properties style:font-name="Liberation Sans" fo:language="sv" fo:country="SE" officeooo:rsid="001cb63e"/>
    </style:style>
    <style:style style:name="T9" style:family="text">
      <style:text-properties style:font-name="Liberation Sans" fo:language="sv" fo:country="SE" officeooo:rsid="000ccb7c"/>
    </style:style>
    <style:style style:name="T10" style:family="text">
      <style:text-properties fo:font-size="16.1000003814697pt" fo:font-weight="bold" style:font-name-asian="DejaVu Sans" style:font-size-asian="16.1000003814697pt" style:font-weight-asian="bold" style:font-name-complex="DejaVu Sans" style:font-size-complex="16.1000003814697pt" style:font-weight-complex="bold"/>
    </style:style>
    <style:style style:name="T11" style:family="text">
      <style:text-properties fo:font-size="16.1000003814697pt" fo:font-weight="bold" officeooo:rsid="00131c86" style:font-name-asian="DejaVu Sans" style:font-size-asian="16.1000003814697pt" style:font-weight-asian="bold" style:font-name-complex="DejaVu Sans" style:font-size-complex="16.1000003814697pt" style:font-weight-complex="bold"/>
    </style:style>
    <style:style style:name="T12" style:family="text">
      <style:text-properties officeooo:rsid="00157642"/>
    </style:style>
    <style:style style:name="T13" style:family="text">
      <style:text-properties officeooo:rsid="001857a4"/>
    </style:style>
    <style:style style:name="T14" style:family="text">
      <style:text-properties officeooo:rsid="0029fe7f"/>
    </style:style>
    <style:style style:name="T15" style:family="text">
      <style:text-properties officeooo:rsid="002bbccd"/>
    </style:style>
    <style:style style:name="T16" style:family="text">
      <style:text-properties officeooo:rsid="002f634d"/>
    </style:style>
    <style:style style:name="T17" style:family="text">
      <style:text-properties officeooo:rsid="0030f7b5"/>
    </style:style>
    <style:style style:name="T18" style:family="text">
      <style:text-properties officeooo:rsid="0032b964"/>
    </style:style>
    <style:style style:name="T19" style:family="text">
      <style:text-properties officeooo:rsid="00358cb6"/>
    </style:style>
    <style:style style:name="T20" style:family="text">
      <style:text-properties style:font-name="Liberation Sans1"/>
    </style:style>
    <style:style style:name="T21" style:family="text">
      <style:text-properties style:font-name="Liberation Sans1" officeooo:rsid="00358cb6"/>
    </style:style>
    <style:style style:name="T22" style:family="text">
      <style:text-properties style:font-name="Liberation Sans1" officeooo:rsid="002bbccd"/>
    </style:style>
    <style:style style:name="T23" style:family="text">
      <style:text-properties style:font-name="Liberation Sans1" fo:language="sv" fo:country="SE"/>
    </style:style>
    <style:style style:name="T24" style:family="text">
      <style:text-properties style:font-name="Liberation Sans1" fo:language="sv" fo:country="SE" officeooo:rsid="0055245e"/>
    </style:style>
    <style:style style:name="T25" style:family="text">
      <style:text-properties style:font-name="Liberation Sans1" fo:language="sv" fo:country="SE" officeooo:rsid="0055b5d1"/>
    </style:style>
    <style:style style:name="T26" style:family="text">
      <style:text-properties style:font-name="Liberation Sans1" fo:language="sv" fo:country="SE" officeooo:rsid="0056c83c"/>
    </style:style>
    <style:style style:name="T27" style:family="text">
      <style:text-properties style:font-name="Liberation Sans1" fo:language="sv" fo:country="SE" officeooo:rsid="005ebc5a"/>
    </style:style>
    <style:style style:name="T28" style:family="text">
      <style:text-properties style:font-name="Liberation Sans1" fo:language="sv" fo:country="SE" officeooo:rsid="005dd774"/>
    </style:style>
    <style:style style:name="T29" style:family="text">
      <style:text-properties style:font-name="Liberation Sans1" fo:language="sv" fo:country="SE" officeooo:rsid="006b5f4e"/>
    </style:style>
    <style:style style:name="T30" style:family="text">
      <style:text-properties style:font-name="Liberation Sans1" fo:language="sv" fo:country="SE" officeooo:rsid="006bf569"/>
    </style:style>
    <style:style style:name="T31" style:family="text">
      <style:text-properties style:font-name="Liberation Sans1" fo:language="sv" fo:country="SE" officeooo:rsid="006d0bf2"/>
    </style:style>
    <style:style style:name="T32" style:family="text">
      <style:text-properties style:font-name="Liberation Sans1" officeooo:rsid="00401c78"/>
    </style:style>
    <style:style style:name="T33" style:family="text">
      <style:text-properties style:font-name="Liberation Sans1" officeooo:rsid="004134f9"/>
    </style:style>
    <style:style style:name="T34" style:family="text">
      <style:text-properties style:font-name="Liberation Sans1" officeooo:rsid="00413dd3"/>
    </style:style>
    <style:style style:name="T35" style:family="text">
      <style:text-properties style:font-name="Liberation Sans1" officeooo:rsid="0043f6d7"/>
    </style:style>
    <style:style style:name="T36" style:family="text">
      <style:text-properties style:font-name="Liberation Sans1" officeooo:rsid="0044e9e1"/>
    </style:style>
    <style:style style:name="T37" style:family="text">
      <style:text-properties style:font-name="Liberation Sans1" officeooo:rsid="004c3552"/>
    </style:style>
    <style:style style:name="T38" style:family="text">
      <style:text-properties style:font-name="Liberation Sans1" officeooo:rsid="0055245e"/>
    </style:style>
    <style:style style:name="T39" style:family="text">
      <style:text-properties style:font-name="Liberation Sans1" officeooo:rsid="0055b5d1"/>
    </style:style>
    <style:style style:name="T40" style:family="text">
      <style:text-properties style:font-name="Liberation Sans1" officeooo:rsid="0059962a"/>
    </style:style>
    <style:style style:name="T41" style:family="text">
      <style:text-properties style:font-name="Liberation Sans1" officeooo:rsid="006b5f4e"/>
    </style:style>
    <style:style style:name="T42" style:family="text">
      <style:text-properties style:font-name="Liberation Sans1" officeooo:rsid="006d0bf2"/>
    </style:style>
    <style:style style:name="T43" style:family="text">
      <style:text-properties officeooo:rsid="0035edfb"/>
    </style:style>
    <style:style style:name="T44" style:family="text">
      <style:text-properties officeooo:rsid="0037b70b"/>
    </style:style>
    <style:style style:name="T45" style:family="text">
      <style:text-properties officeooo:rsid="0039491b"/>
    </style:style>
    <style:style style:name="T46" style:family="text">
      <style:text-properties officeooo:rsid="003cbe02"/>
    </style:style>
    <style:style style:name="T47" style:family="text">
      <style:text-properties officeooo:rsid="003dc4b5"/>
    </style:style>
    <style:style style:name="T48" style:family="text">
      <style:text-properties fo:language="sv" fo:country="SE"/>
    </style:style>
    <style:style style:name="T49" style:family="text">
      <style:text-properties fo:language="sv" fo:country="SE" officeooo:rsid="003cbe02"/>
    </style:style>
    <style:style style:name="T50" style:family="text">
      <style:text-properties fo:language="sv" fo:country="SE" officeooo:rsid="00296a5f"/>
    </style:style>
    <style:style style:name="T51" style:family="text">
      <style:text-properties fo:language="sv" fo:country="SE" officeooo:rsid="00131c86"/>
    </style:style>
    <style:style style:name="T52" style:family="text">
      <style:text-properties fo:language="sv" fo:country="SE" officeooo:rsid="0055245e"/>
    </style:style>
    <style:style style:name="T53" style:family="text">
      <style:text-properties style:text-line-through-style="solid" style:text-line-through-type="single" officeooo:rsid="00401c78"/>
    </style:style>
    <style:style style:name="T54" style:family="text">
      <style:text-properties style:text-line-through-style="solid" style:text-line-through-type="single" style:font-name="Liberation Sans1" officeooo:rsid="003f8d95"/>
    </style:style>
    <style:style style:name="T55" style:family="text">
      <style:text-properties style:text-line-through-style="solid" style:text-line-through-type="single" style:font-name="Liberation Sans1" officeooo:rsid="00401c78"/>
    </style:style>
    <style:style style:name="T56" style:family="text">
      <style:text-properties officeooo:rsid="004701e7"/>
    </style:style>
    <style:style style:name="T57" style:family="text">
      <style:text-properties officeooo:rsid="0048a5f6"/>
    </style:style>
    <style:style style:name="T58" style:family="text">
      <style:text-properties fo:language="en" fo:country="US"/>
    </style:style>
    <style:style style:name="T59" style:family="text">
      <style:text-properties fo:language="en" fo:country="US" officeooo:rsid="004c3552"/>
    </style:style>
    <style:style style:name="T60" style:family="text">
      <style:text-properties fo:language="en" fo:country="US" officeooo:rsid="004701e7"/>
    </style:style>
    <style:style style:name="T61" style:family="text">
      <style:text-properties style:text-line-through-style="none" style:text-line-through-type="none"/>
    </style:style>
    <style:style style:name="T62" style:family="text">
      <style:text-properties style:text-line-through-style="none" style:text-line-through-type="none" officeooo:rsid="0051a6db"/>
    </style:style>
    <style:style style:name="T63" style:family="text">
      <style:text-properties officeooo:rsid="005328e8"/>
    </style:style>
    <style:style style:name="T64" style:family="text">
      <style:text-properties officeooo:rsid="0055245e"/>
    </style:style>
    <style:style style:name="T65" style:family="text">
      <style:text-properties officeooo:rsid="0055b5d1"/>
    </style:style>
    <style:style style:name="T66" style:family="text">
      <style:text-properties officeooo:rsid="00560fd4"/>
    </style:style>
    <style:style style:name="T67" style:family="text">
      <style:text-properties officeooo:rsid="0056c83c"/>
    </style:style>
    <style:style style:name="T68" style:family="text">
      <style:text-properties officeooo:rsid="0059962a"/>
    </style:style>
    <style:style style:name="T69" style:family="text">
      <style:text-properties officeooo:rsid="005c3ee1"/>
    </style:style>
    <style:style style:name="T70" style:family="text">
      <style:text-properties officeooo:rsid="005ebc5a"/>
    </style:style>
    <style:style style:name="T71" style:family="text">
      <style:text-properties officeooo:rsid="0060a172"/>
    </style:style>
    <style:style style:name="T72" style:family="text">
      <style:text-properties officeooo:rsid="00614faa"/>
    </style:style>
    <style:style style:name="T73" style:family="text">
      <style:text-properties officeooo:rsid="00652b95"/>
    </style:style>
    <style:style style:name="T74" style:family="text">
      <style:text-properties officeooo:rsid="0068a144"/>
    </style:style>
    <style:style style:name="T75" style:family="text">
      <style:text-properties officeooo:rsid="006bf569"/>
    </style:style>
    <style:style style:name="T76" style:family="text">
      <style:text-properties officeooo:rsid="006f64fc"/>
    </style:style>
    <style:style style:name="T77" style:family="text">
      <style:text-properties officeooo:rsid="00702998"/>
    </style:style>
    <style:style style:name="T78" style:family="text">
      <style:text-properties officeooo:rsid="007a144c"/>
    </style:style>
    <style:style style:name="T79" style:family="text">
      <style:text-properties officeooo:rsid="007b42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assword Manager</text:p>
      <text:h text:style-name="Heading_20_1" text:outline-level="1"><text:span text:style-name="T51">1. </text:span><text:span text:style-name="T48">Stack</text:span></text:h>
      <text:h text:style-name="P44" text:outline-level="2"><text:span text:style-name="T2">1.1 </text:span>Database</text:h>
      <text:p text:style-name="P4"><text:span text:style-name="T16">Blir förmodligen SQLite, en databashanterare som enkelt kan installeras på varje maskin. </text:span><text:span text:style-name="T53">E</text:span><text:span text:style-name="T54">fter man installerat appen </text:span><text:span text:style-name="T55">och </text:span><text:span text:style-name="T54">när man skapa</text:span><text:span text:style-name="T55">r</text:span><text:span text:style-name="T54"> ny användare, så skapas en ny databas åt den användaren. </text:span><text:span text:style-name="T55">D</text:span><text:span text:style-name="T54">etta hjälper till att skilja åt de olika användarna så de kan </text:span><text:span text:style-name="T55">ta bort, </text:span><text:span text:style-name="T54">återställa eller spara databasen någon annanstans.</text:span></text:p>
      <text:list xml:id="list3136085000" text:style-name="L1">
        <text:list-item>
          <text:p text:style-name="P83"><text:span text:style-name="T32">Applikationen bör ha en </text:span><text:span text:style-name="T33">admin som kan</text:span></text:p>
          <text:list>
            <text:list-item>
              <text:p text:style-name="P88">lägga till en användare</text:p>
            </text:list-item>
            <text:list-item>
              <text:p text:style-name="P88">ta bort en användare</text:p>
            </text:list-item>
            <text:list-item>
              <text:p text:style-name="P88">återställa en användare</text:p>
              <text:list>
                <text:list-item>
                  <text:p text:style-name="P88">den återställda användaren måste ha först sparat sin databas</text:p>
                </text:list-item>
              </text:list>
            </text:list-item>
          </text:list>
        </text:list-item>
        <text:list-item>
          <text:p text:style-name="P89">Applikationen bör ha en generell databas </text:p>
          <text:list>
            <text:list-item>
              <text:p text:style-name="P89">som innehåller antalet användare</text:p>
            </text:list-item>
            <text:list-item>
              <text:p text:style-name="P89">som sparar deras inställningar</text:p>
            </text:list-item>
            <text:list-item>
              <text:p text:style-name="P84"><text:span text:style-name="T20">tar man bort en användare så tas även användarens databas </text:span><text:span text:style-name="T34">och inställningar </text:span><text:span text:style-name="T20">bort</text:span></text:p>
            </text:list-item>
          </text:list>
        </text:list-item>
        <text:list-item>
          <text:p text:style-name="P83"><text:span text:style-name="T32">Applikationen bör ha en databas </text:span><text:span text:style-name="T33">för varje unik användare</text:span></text:p>
          <text:list>
            <text:list-item>
              <text:p text:style-name="P84"><text:span text:style-name="T33">d</text:span><text:span text:style-name="T20">enna databas innehåller användarens sparade lösenord</text:span></text:p>
            </text:list-item>
          </text:list>
        </text:list-item>
        <text:list-item>
          <text:p text:style-name="P92"><text:span text:style-name="T19">M</text:span><text:span text:style-name="T15">an bör kunna använda databasen som en fil</text:span></text:p>
        </text:list-item>
        <text:list-item>
          <text:p text:style-name="P93">Man ska kunna säkerhetskopiera filen</text:p>
        </text:list-item>
        <text:list-item>
          <text:p text:style-name="P94"><text:span text:style-name="T17">Man </text:span>ska kunna <text:span text:style-name="T44">begå CRUD mot </text:span><text:span text:style-name="T17">filen var </text:span>man vill</text:p>
          <text:list>
            <text:list-item>
              <text:p text:style-name="P96">lokalt</text:p>
            </text:list-item>
            <text:list-item>
              <text:p text:style-name="P97">remote, tex. någon cloud service</text:p>
              <text:list>
                <text:list-item>
                  <text:p text:style-name="P97">behöver skapa guider (olika cloud providers) eller instruktioner <text:span text:style-name="T18">för direkt access</text:span></text:p>
                </text:list-item>
              </text:list>
            </text:list-item>
          </text:list>
        </text:list-item>
        <text:list-item>
          <text:p text:style-name="P94"><text:span text:style-name="T17">Man ska kunna </text:span>återställa <text:span text:style-name="T17">filen</text:span></text:p>
        </text:list-item>
        <text:list-item>
          <text:p text:style-name="P95"><text:span text:style-name="T19">Man ska kunna välja vilken </text:span><text:span text:style-name="T21">kryptering man vill använda </text:span><text:span text:style-name="T36">på lösenordet </text:span><text:span text:style-name="T35">av de som är tillgängliga </text:span><text:span text:style-name="T36">i applikationen</text:span></text:p>
          <text:list>
            <text:list-item>
              <text:p text:style-name="P108">ingen kryptering</text:p>
            </text:list-item>
            <text:list-item>
              <text:p text:style-name="P98"><text:soft-page-break/><text:span text:style-name="T22">The Advanced Encryption Standard (AES) </text:span><text:span text:style-name="T35">(förvald, </text:span><text:span text:style-name="T20">standard</text:span><text:span text:style-name="T35">)</text:span></text:p>
              <text:list>
                <text:list-item>
                  <text:p text:style-name="P99"><text:span text:style-name="T22">d</text:span><text:span text:style-name="T20">etta innebär att alla lösenord sparas med denna kryptering</text:span></text:p>
                </text:list-item>
              </text:list>
            </text:list-item>
            <text:list-item>
              <text:p text:style-name="P85">Triple DES</text:p>
            </text:list-item>
            <text:list-item>
              <text:p text:style-name="P85">Twofish</text:p>
            </text:list-item>
            <text:list-item>
              <text:p text:style-name="P100">man ska kunna byta kryptering på lösenordet</text:p>
              <text:list>
                <text:list-item>
                  <text:p text:style-name="P100">eller på alla lösenord på en gång</text:p>
                </text:list-item>
              </text:list>
            </text:list-item>
          </text:list>
        </text:list-item>
        <text:list-item>
          <text:p text:style-name="P86">Man ska kunna använda samma app upp till ett visst antal olika användare</text:p>
          <text:list>
            <text:list-item>
              <text:p text:style-name="P86"><text:span text:style-name="T44">a</text:span>ntalet olika användare baseras på giltig licens</text:p>
            </text:list-item>
            <text:list-item>
              <text:p text:style-name="P90"><text:span text:style-name="T45">m</text:span><text:span text:style-name="T43">an ska kunna använda appen på andra enheter, </text:span><text:span text:style-name="T45">helt gratis</text:span></text:p>
              <text:list>
                <text:list-item>
                  <text:p text:style-name="P90">om man vill synka med andra enheter, så måste man först återställa filen ifrån den förvalda enheten</text:p>
                </text:list-item>
              </text:list>
            </text:list-item>
            <text:list-item>
              <text:p text:style-name="P91">det spelar ingen roll hur många enheter man installerar appen på, då det är antalet olika användare som skapar förmågan att använda olika roller; (för man kan ändå installera appen på andra enheter och använda den återställda filen)</text:p>
            </text:list-item>
          </text:list>
        </text:list-item>
      </text:list>
      <text:h text:style-name="P50" text:outline-level="3">1.1.1 <text:span text:style-name="T73">Databases</text:span></text:h>
      <text:h text:style-name="P56" text:outline-level="4"><text:span text:style-name="T13">1.</text:span>1.1.1 DB1 – <text:span text:style-name="T73">settings</text:span></text:h>
      <table:table table:name="Table4" table:style-name="Table4">
        <table:table-column table:style-name="Table4.A"/>
        <table:table-column table:style-name="Table4.B" table:number-columns-repeated="2"/>
        <table:table-column table:style-name="Table4.A"/>
        <table:table-column table:style-name="Table4.E"/>
        <table:table-row table:style-name="TableLine94442349370096">
          <table:table-cell table:style-name="Table4.A1" office:value-type="string">
            <text:p text:style-name="P38">Tables</text:p>
          </table:table-cell>
          <table:table-cell table:style-name="Table4.A1" table:number-columns-spanned="3" office:value-type="string">
            <text:p text:style-name="P38">Columns</text:p>
          </table:table-cell>
          <table:covered-table-cell/>
          <table:covered-table-cell/>
          <table:table-cell table:style-name="Table4.E1" office:value-type="string">
            <text:p text:style-name="P38"/>
          </table:table-cell>
        </table:table-row>
        <table:table-row table:style-name="TableLine94442318105904">
          <table:table-cell table:style-name="Table4.A2" office:value-type="string">
            <text:p text:style-name="P33">settings</text:p>
          </table:table-cell>
          <table:table-cell table:style-name="Table4.A2" office:value-type="string">
            <text:p text:style-name="P33">remotely</text:p>
            <text:p text:style-name="P33">integer </text:p>
            <text:p text:style-name="P33">default 0</text:p>
            <text:p text:style-name="P33">not null</text:p>
            <text:p text:style-name="P33">// 0 false, 1 true</text:p>
          </table:table-cell>
          <table:table-cell table:style-name="Table4.A2" office:value-type="string">
            <text:p text:style-name="P33">path_local_db</text:p>
            <text:p text:style-name="P33">text</text:p>
            <text:p text:style-name="P33">null</text:p>
          </table:table-cell>
          <table:table-cell table:style-name="Table4.A2" office:value-type="string">
            <text:p text:style-name="P33">path_remote_db</text:p>
            <text:p text:style-name="P34">text</text:p>
            <text:p text:style-name="P34">null</text:p>
          </table:table-cell>
          <table:table-cell table:style-name="Table4.E2" office:value-type="string">
            <text:p text:style-name="P60"><text:span text:style-name="T78">remote_</text:span>http_method</text:p>
            <text:p text:style-name="P60">text</text:p>
            <text:p text:style-name="P60"><text:span text:style-name="T79">default GET</text:span></text:p>
            <text:p text:style-name="P82">not null</text:p>
          </table:table-cell>
        </table:table-row>
        <table:table-row table:style-name="TableLine94442349788656">
          <table:table-cell table:style-name="Table4.A2" office:value-type="string">
            <text:p text:style-name="P35">remote_parameters</text:p>
          </table:table-cell>
          <table:table-cell table:style-name="Table4.A2" office:value-type="string">
            <text:p text:style-name="P35"><text:span text:style-name="T76">key</text:span></text:p>
            <text:p text:style-name="P35">text</text:p>
            <text:p text:style-name="P63">unique</text:p>
            <text:p text:style-name="P63">on conflict ignore</text:p>
          </table:table-cell>
          <table:table-cell table:style-name="Table4.A2" office:value-type="string">
            <text:p text:style-name="P36"><text:span text:style-name="T76">value</text:span></text:p>
            <text:p text:style-name="P36">text</text:p>
            <text:p text:style-name="P36">not null</text:p>
          </table:table-cell>
          <table:table-cell table:style-name="Table4.A2" office:value-type="string">
            <text:p text:style-name="P36"/>
          </table:table-cell>
          <table:table-cell table:style-name="Table4.E2" office:value-type="string">
            <text:p text:style-name="P36"/>
          </table:table-cell>
        </table:table-row>
        <table:table-row table:style-name="TableLine94442349977152">
          <table:table-cell table:style-name="Table4.A2" office:value-type="string">
            <text:p text:style-name="P37">remote_headers</text:p>
          </table:table-cell>
          <table:table-cell table:style-name="Table4.A2" office:value-type="string">
            <text:p text:style-name="P37"><text:span text:style-name="T77">type</text:span></text:p>
            <text:p text:style-name="P37">text</text:p>
            <text:p text:style-name="P65">unique</text:p>
            <text:p text:style-name="P64">on conflict ignore</text:p>
          </table:table-cell>
          <table:table-cell table:style-name="Table4.A2" office:value-type="string">
            <text:p text:style-name="P37">value</text:p>
            <text:p text:style-name="P37">text</text:p>
            <text:p text:style-name="P37">not null</text:p>
          </table:table-cell>
          <table:table-cell table:style-name="Table4.A2" office:value-type="string">
            <text:p text:style-name="P37"/>
          </table:table-cell>
          <table:table-cell table:style-name="Table4.E2" office:value-type="string">
            <text:p text:style-name="P37"/>
          </table:table-cell>
        </table:table-row>
      </table:table>
      <text:h text:style-name="Heading_20_4" text:outline-level="4">1.1.1.2 DB2 – data</text:h>
      <table:table table:name="Table1" table:style-name="Table1">
        <table:table-column table:style-name="Table1.A"/>
        <table:table-column table:style-name="Table1.B"/>
        <table:table-column table:style-name="Table1.C"/>
        <table:table-column table:style-name="Table1.B" table:number-columns-repeated="5"/>
        <table:table-column table:style-name="Table1.A"/>
        <table:table-row table:style-name="Table1.1">
          <table:table-cell table:style-name="Table1.A1" office:value-type="string">
            <text:p text:style-name="P77">Tables</text:p>
          </table:table-cell>
          <table:table-cell table:style-name="Table1.B1" table:number-columns-spanned="8" office:value-type="string">
            <text:p text:style-name="P66">Columns</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78">categories</text:p>
          </table:table-cell>
          <table:table-cell table:style-name="Table1.A2" office:value-type="string">
            <text:p text:style-name="P67">category</text:p>
            <text:p text:style-name="P67">text</text:p>
            <text:p text:style-name="P67">unique</text:p>
            <text:p text:style-name="P67"><text:soft-page-break/>on conflict ignore</text:p>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9"/>
          </table:table-cell>
          <table:table-cell table:style-name="Table1.A2" office:value-type="string">
            <text:p text:style-name="P69"/>
          </table:table-cell>
          <table:table-cell table:style-name="Table1.A2" office:value-type="string">
            <text:p text:style-name="P69"/>
          </table:table-cell>
          <table:table-cell table:style-name="Table1.I2" office:value-type="string">
            <text:p text:style-name="P69"/>
          </table:table-cell>
        </table:table-row>
        <table:table-row table:style-name="Table1.1">
          <table:table-cell table:style-name="Table1.A2" office:value-type="string">
            <text:p text:style-name="P79">encryptions</text:p>
          </table:table-cell>
          <table:table-cell table:style-name="Table1.A2" office:value-type="string">
            <text:p text:style-name="P70">id</text:p>
            <text:p text:style-name="P70">integer</text:p>
            <text:p text:style-name="P70">pk</text:p>
          </table:table-cell>
          <table:table-cell table:style-name="Table1.A2" office:value-type="string">
            <text:p text:style-name="P67">encryption</text:p>
            <text:p text:style-name="P71">text</text:p>
            <text:p text:style-name="P70">not null</text:p>
          </table:table-cell>
          <table:table-cell table:style-name="Table1.A2" table:number-columns-spanned="2" office:value-type="string">
            <text:p text:style-name="P70">values</text:p>
            <text:p text:style-name="P70">id 1 plain_text</text:p>
            <text:p text:style-name="P70">id 2 aes</text:p>
          </table:table-cell>
          <table:covered-table-cell/>
          <table:table-cell table:style-name="Table1.A2" office:value-type="string">
            <text:p text:style-name="P69"/>
          </table:table-cell>
          <table:table-cell table:style-name="Table1.A2" office:value-type="string">
            <text:p text:style-name="P69"/>
          </table:table-cell>
          <table:table-cell table:style-name="Table1.A2" office:value-type="string">
            <text:p text:style-name="P69"/>
          </table:table-cell>
          <table:table-cell table:style-name="Table1.I2" office:value-type="string">
            <text:p text:style-name="P69"/>
          </table:table-cell>
        </table:table-row>
        <table:table-row table:style-name="Table1.1">
          <table:table-cell table:style-name="Table1.A2" office:value-type="string">
            <text:p text:style-name="P72">passwords</text:p>
          </table:table-cell>
          <table:table-cell table:style-name="Table1.A2" office:value-type="string">
            <text:p text:style-name="P70">id</text:p>
            <text:p text:style-name="P70">integer</text:p>
            <text:p text:style-name="P70">pk</text:p>
            <text:p text:style-name="P70">autoincrement</text:p>
          </table:table-cell>
          <table:table-cell table:style-name="Table1.A2" office:value-type="string">
            <text:p text:style-name="P74">title<text:line-break/>varchar(128)<text:line-break/>not null</text:p>
          </table:table-cell>
          <table:table-cell table:style-name="Table1.A2" office:value-type="string">
            <text:p text:style-name="P72">username<text:line-break/>varchar(256)<text:line-break/>null</text:p>
          </table:table-cell>
          <table:table-cell table:style-name="Table1.A2" office:value-type="string">
            <text:p text:style-name="P73">password<text:line-break/>varchar(256)<text:line-break/>null</text:p>
          </table:table-cell>
          <table:table-cell table:style-name="Table1.A2" office:value-type="string">
            <text:p text:style-name="P72"><text:span text:style-name="T12">url</text:span><text:line-break/>varchar(<text:span text:style-name="T12">512</text:span>)<text:line-break/>null</text:p>
          </table:table-cell>
          <table:table-cell table:style-name="Table1.A2" office:value-type="string">
            <text:p text:style-name="P75">description<text:line-break/>varchar(<text:span text:style-name="T12">512</text:span>)<text:line-break/><text:span text:style-name="T12">null</text:span></text:p>
          </table:table-cell>
          <table:table-cell table:style-name="Table1.A2" office:value-type="string">
            <text:p text:style-name="P70">key</text:p>
            <text:p text:style-name="P70">text</text:p>
            <text:p text:style-name="P70">default</text:p>
            <text:p text:style-name="P70">null</text:p>
          </table:table-cell>
          <table:table-cell table:style-name="Table1.I2" office:value-type="string">
            <text:p text:style-name="P70">enc_id</text:p>
            <text:p text:style-name="P70">integer</text:p>
            <text:p text:style-name="P70">not null</text:p>
            <text:p text:style-name="P70">fk</text:p>
            <text:p text:style-name="P70">encryptions.id</text:p>
          </table:table-cell>
        </table:table-row>
        <table:table-row table:style-name="Table1.1">
          <table:table-cell table:style-name="Table1.A2" office:value-type="string">
            <text:p text:style-name="P76">passwords_categories</text:p>
          </table:table-cell>
          <table:table-cell table:style-name="Table1.A2" office:value-type="string">
            <text:p text:style-name="P76">password_id</text:p>
            <text:p text:style-name="P76">integer</text:p>
            <text:p text:style-name="P76">pk</text:p>
            <text:p text:style-name="P76">fk</text:p>
            <text:p text:style-name="P76">passwords.id</text:p>
          </table:table-cell>
          <table:table-cell table:style-name="Table1.A2" office:value-type="string">
            <text:p text:style-name="P76">category</text:p>
            <text:p text:style-name="P76">text</text:p>
            <text:p text:style-name="P76">not null</text:p>
            <text:p text:style-name="P76">fk</text:p>
            <text:p text:style-name="P76">categories.category</text:p>
          </table:table-cell>
          <table:table-cell table:style-name="Table1.A2" office:value-type="string">
            <text:p text:style-name="P72"/>
          </table:table-cell>
          <table:table-cell table:style-name="Table1.A2" office:value-type="string">
            <text:p text:style-name="P73"/>
          </table:table-cell>
          <table:table-cell table:style-name="Table1.A2" office:value-type="string">
            <text:p text:style-name="P72"/>
          </table:table-cell>
          <table:table-cell table:style-name="Table1.A2" office:value-type="string">
            <text:p text:style-name="P75"/>
          </table:table-cell>
          <table:table-cell table:style-name="Table1.A2" office:value-type="string">
            <text:p text:style-name="P70"/>
          </table:table-cell>
          <table:table-cell table:style-name="Table1.I2" office:value-type="string">
            <text:p text:style-name="P70"/>
          </table:table-cell>
        </table:table-row>
      </table:table>
      <text:h text:style-name="P44" text:outline-level="2"><text:span text:style-name="T2">1.2 </text:span>Backend</text:h>
      <text:p text:style-name="P11">Electron. </text:p>
      <text:h text:style-name="P46" text:outline-level="2"><text:span text:style-name="T2">1.3 </text:span>UI</text:h>
      <text:p text:style-name="P19"><text:span text:style-name="T5">C</text:span><text:span text:style-name="T6">ross-platform </text:span><text:span text:style-name="T7">desktop </text:span><text:span text:style-name="T8">app </text:span><text:span text:style-name="T9">byggd </text:span><text:span text:style-name="T5">genom</text:span><text:span text:style-name="T9"> </text:span><text:span text:style-name="T7">Electron</text:span><text:span text:style-name="T6">.</text:span></text:p>
      <text:h text:style-name="Heading_20_3" text:outline-level="3"><text:span text:style-name="T23">1.3.1 </text:span><text:span text:style-name="T27">S</text:span><text:span text:style-name="T23">ettings</text:span></text:h>
      <text:p text:style-name="P18"><text:span text:style-name="T27">Applikationen</text:span><text:span text:style-name="T28"> </text:span><text:span text:style-name="T27">skall ha </text:span><text:span text:style-name="T28">en inställningsknapp där användaren kan välja mellan olika inställningar</text:span></text:p>
      <text:list xml:id="list2295273178" text:style-name="L2">
        <text:list-item>
          <text:p text:style-name="P109">vart man vill spara databasen</text:p>
          <text:list>
            <text:list-item>
              <text:p text:style-name="P109">lokalt (db1.<text:span text:style-name="T71">remotely 0, </text:span>db1.<text:span text:style-name="T69">path_local_db</text:span>)</text:p>
              <text:list>
                <text:list-item>
                  <text:p text:style-name="P109"><text:span text:style-name="T72">ref </text:span>electron’s dialog</text:p>
                </text:list-item>
              </text:list>
            </text:list-item>
            <text:list-item>
              <text:p text:style-name="P109">distans (db1.<text:span text:style-name="T71">remotely 1,</text:span> <text:span text:style-name="T71">db1.</text:span><text:span text:style-name="T69">path_</text:span>remote<text:span text:style-name="T69">_db</text:span>)</text:p>
              <text:list>
                <text:list-item>
                  <text:p text:style-name="P109">användaren väljer själv antalet input fält</text:p>
                </text:list-item>
              </text:list>
            </text:list-item>
          </text:list>
        </text:list-item>
      </text:list>
      <text:h text:style-name="P40" text:outline-level="1"><text:soft-page-break/><text:span text:style-name="T4">2. </text:span><text:span text:style-name="T3">Actions</text:span></text:h>
      <text:h text:style-name="P45" text:outline-level="2"><text:span text:style-name="T2">2.1 </text:span>Save</text:h>
      <text:p text:style-name="P2">När man sparar ett lösenord är meningen att skapa en slags container som innehåller all nödvändig information. Denna information består av</text:p>
      <text:list xml:id="list459924820" text:style-name="L3">
        <text:list-item>
          <text:p text:style-name="P112">användarnamn</text:p>
        </text:list-item>
        <text:list-item>
          <text:p text:style-name="P112">lösenord</text:p>
        </text:list-item>
        <text:list-item>
          <text:p text:style-name="P112">url</text:p>
        </text:list-item>
        <text:list-item>
          <text:p text:style-name="P112">beskrivning</text:p>
        </text:list-item>
      </text:list>
      <text:h text:style-name="P48" text:outline-level="2"><text:span text:style-name="T11">2.2 </text:span><text:span text:style-name="T10">Edit</text:span></text:h>
      <text:p text:style-name="P1"><text:span text:style-name="T1">Ä</text:span>ndra <text:span text:style-name="T1">i </text:span>en container:</text:p>
      <text:list xml:id="list194611688281729" text:continue-numbering="true" text:style-name="L3">
        <text:list-item>
          <text:p text:style-name="P112">användarnamn</text:p>
        </text:list-item>
        <text:list-item>
          <text:p text:style-name="P112">lösenord</text:p>
        </text:list-item>
        <text:list-item>
          <text:p text:style-name="P112">url</text:p>
        </text:list-item>
        <text:list-item>
          <text:p text:style-name="P112">beskrivning</text:p>
        </text:list-item>
      </text:list>
      <text:h text:style-name="P47" text:outline-level="2"><text:span text:style-name="T2">2.3 </text:span>Delete</text:h>
      <text:p text:style-name="P3">Ta bort en container.</text:p>
      <text:h text:style-name="Heading_20_2" text:outline-level="2">2.4 Create</text:h>
      <text:list xml:id="list465116285" text:style-name="L4">
        <text:list-item>
          <text:p text:style-name="P102">skapa ett lösenord</text:p>
          <text:list>
            <text:list-item>
              <text:p text:style-name="P102">eget</text:p>
            </text:list-item>
            <text:list-item>
              <text:p text:style-name="P102">slumpmässigt</text:p>
            </text:list-item>
          </text:list>
        </text:list-item>
      </text:list>
      <text:h text:style-name="Heading_20_1" text:outline-level="1">3. Technical <text:span text:style-name="T56">documentation</text:span></text:h>
      <text:h text:style-name="Heading_20_2" text:outline-level="2">3.1 Encryption</text:h>
      <text:p text:style-name="P5">När man sparar ett lösenord så ska <text:span text:style-name="T57">man kryptera/avkryptera </text:span>det med ett master lösenord. <text:span text:style-name="T57">Detta lösenord skall vara användarens </text:span><text:span text:style-name="T37">master</text:span><text:span text:style-name="T57">/secret key. </text:span>Tanken är att ifall någon kommer över databasen så ser man vilken kryptering som använts, och då blir det ganska enkelt att avkryptera det lagrade lösenordet i databasen. Men om man använder denna <text:span text:style-name="T57">nyckel (</text:span>master lösenord<text:span text:style-name="T57">)</text:span>, så kommer <text:span text:style-name="T57">det genereras fel slags </text:span>lösenord <text:span text:style-name="T57">om man inte har rätt nyckel</text:span>.</text:p>
      <text:h text:style-name="P53" text:outline-level="3"><text:soft-page-break/>3.1.1 <text:span text:style-name="T63">Plain text</text:span></text:h>
      <text:p text:style-name="P6">Detta val gör att lösenordet kommer vara synlig i ren text form i databasen.</text:p>
      <text:h text:style-name="Heading_20_3" text:outline-level="3">3.1.2 AES <text:span text:style-name="T64">encryption with a 256-bit key stored</text:span></text:h>
      <text:p text:style-name="P7">Detta val gör att lösenordet kommer vara <text:span text:style-name="T64">krypterat efter </text:span><text:span text:style-name="T38">AES algoritmen med en </text:span><text:span text:style-name="T39">privat </text:span><text:span text:style-name="T38">nyckel. </text:span><text:span text:style-name="T39">Här kan programmet slumpmässigt ta fram ett lösenord och salt för att producera en nyckel som sparas i databasen.</text:span></text:p>
      <text:h text:style-name="P51" text:outline-level="3">3.1.<text:span text:style-name="T65">3</text:span> AES <text:span text:style-name="T64">encryption with a 256-bit key </text:span><text:span text:style-name="T65">randomized and not stored</text:span></text:h>
      <text:p text:style-name="P24"><text:span text:style-name="T52">Detta val gör att lösenordet kommer vara krypterat efter </text:span><text:span text:style-name="T24">AES algoritmen med en </text:span><text:span text:style-name="T25">privat </text:span><text:span text:style-name="T24">nyckel.</text:span></text:p>
      <text:p text:style-name="P24"><text:span text:style-name="T24"><text:s/></text:span><text:span text:style-name="T26">Användaren behöver spara nyckeln, som genereras av ett slumpmässigt lösenord och salt. Varje gång användaren vill spara/ändra/se lösenordet, så måste han använda den genererade nyckeln.</text:span></text:p>
      <text:h text:style-name="P52" text:outline-level="3">3.1.<text:span text:style-name="T67">4</text:span> AES <text:span text:style-name="T64">encryption with a 256-bit key </text:span><text:span text:style-name="T65">not stored</text:span></text:h>
      <text:p text:style-name="P12"><text:span text:style-name="T64">Detta val gör att lösenordet kommer vara krypterat efter AES algoritmen med en </text:span><text:span text:style-name="T65">privat </text:span><text:span text:style-name="T64">nyckel. </text:span><text:span text:style-name="T67">Användaren måste använda sin egna nyckel för att spara/ändra/se lösenordet. Ingen nyckel ska genereras.</text:span></text:p>
      <text:h text:style-name="Heading_20_2" text:outline-level="2">3.2 <text:span text:style-name="T68">Database</text:span></text:h>
      <text:h text:style-name="Heading_20_3" text:outline-level="3">3.2.1 Creation of the database</text:h>
      <text:p text:style-name="P8">Två databaser måste skapas. En för inställningar (db1), en annan för självaste lösenorden (db2, data för ändamålet med applikationen). </text:p>
      <text:h text:style-name="Heading_20_3" text:outline-level="3">3.2.2 Restor<text:span text:style-name="T68">ation of</text:span> the database</text:h>
      <text:p text:style-name="P10"><text:span text:style-name="T68">db1 ska aldrig tas bort när man gör en återställning, för då försvinner dessutom inställningarna. db2 ska man kunna </text:span><text:span text:style-name="T40">återställa</text:span><text:span text:style-name="T68">. När man återställer db2 så ska databasen skapas utifrån sökvägen som är sparad i db1.</text:span></text:p>
      <text:h text:style-name="Heading_20_3" text:outline-level="3">3.2.3 <text:span text:style-name="T20">Categories</text:span></text:h>
      <text:p text:style-name="P110">Man kan välja att skapa egna kategorier. Om man skapar en, så ska denna sparas i categories tabellen. Man kan också välja att kategorisera lösenorden. Isf. ska lösenordet och kategorin sparas i many-to-many (join) tabellen passwords_categories. Tar man bort kategorin så måste en koll göras ifall ett eller flera lösenord tillhör samma kategori. Innehåller kategorin inga lösenord så räcker det med att ta bort den ifrån sin tabell. Om kategorin innehåller lösenord måste även dessa tas bort först, ifrån join tabellen, därefter ifrån sin tabell.</text:p>
      <text:h text:style-name="P41" text:outline-level="1"><text:soft-page-break/>4. Settings</text:h>
      <text:h text:style-name="Heading_20_2" text:outline-level="2"><text:span text:style-name="T62">4.</text:span><text:span text:style-name="T61">1 Overview</text:span></text:h>
      <table:table table:name="Table3" table:style-name="Table3" table:template-name="Default Style">
        <table:table-column table:style-name="Table3.A"/>
        <table:table-column table:style-name="Table3.B"/>
        <table:table-row table:style-name="TableLine94442267518880">
          <table:table-cell table:style-name="Table3.A1" office:value-type="string">
            <text:p text:style-name="P29">Level of security</text:p>
          </table:table-cell>
          <table:table-cell table:style-name="Table3.B1" office:value-type="string">
            <text:p text:style-name="P26">Features</text:p>
          </table:table-cell>
        </table:table-row>
        <table:table-row table:style-name="Table3.2">
          <table:table-cell table:style-name="Table3.A2" office:value-type="string">
            <text:p text:style-name="P26">plain text</text:p>
          </table:table-cell>
          <table:table-cell table:style-name="Table3.B2" office:value-type="string">
            <text:p text:style-name="P26">no encryption</text:p>
          </table:table-cell>
        </table:table-row>
        <table:table-row table:style-name="Table3.2">
          <table:table-cell table:style-name="Table3.A2" office:value-type="string">
            <text:p text:style-name="P26">encryption with the key saved in db</text:p>
          </table:table-cell>
          <table:table-cell table:style-name="Table3.B2" office:value-type="string">
            <text:p text:style-name="P26">aes encryption; <text:span text:style-name="T65">randomized password and salt </text:span><text:span text:style-name="T66">to produce the key</text:span></text:p>
          </table:table-cell>
        </table:table-row>
        <table:table-row table:style-name="Table3.2">
          <table:table-cell table:style-name="Table3.A2" office:value-type="string">
            <text:p text:style-name="P26">encryption without saving the <text:span text:style-name="T65">randomized </text:span>key in db</text:p>
          </table:table-cell>
          <table:table-cell table:style-name="Table3.B2" office:value-type="string">
            <text:p text:style-name="P27">aes encryption; <text:span text:style-name="T65">user needs to save the key </text:span><text:span text:style-name="T66">(made by a randomized password and salt) </text:span><text:span text:style-name="T65">somewhere; </text:span>user needs to add the key for each save/view of the password; </text:p>
          </table:table-cell>
        </table:table-row>
        <table:table-row table:style-name="TableLine94442267657968">
          <table:table-cell table:style-name="Table3.A2" office:value-type="string">
            <text:p text:style-name="P27">encryption without saving the <text:span text:style-name="T65">same </text:span>key in db</text:p>
          </table:table-cell>
          <table:table-cell table:style-name="Table3.B2" office:value-type="string">
            <text:p text:style-name="P28">aes encryption; since user will provide its own master key, no key should be produced by the system;</text:p>
          </table:table-cell>
        </table:table-row>
      </table:table>
      <text:h text:style-name="P49" text:outline-level="2"><text:span text:style-name="T70">4</text:span>.<text:span text:style-name="T70">2</text:span> <text:span text:style-name="T70">A</text:span>pplication</text:h>
      <text:h text:style-name="Heading_20_3" text:outline-level="3">4.2.1 Saving database locally</text:h>
      <text:p text:style-name="P13">När man sparar databasen lokalt så ska genvägen till databasfilen sparas i korrekt databas. Detta ska ske genom att använda sig av Electron’s dialog modul <text:span text:style-name="T74">som returnerar antingen genvägen till filen eller undefined om användaren avbryter sparandet</text:span>.</text:p>
      <text:h text:style-name="P54" text:outline-level="3">4.2.2 Saving database remotely</text:h>
      <text:p text:style-name="P9">Väljer man spara databasen på distans, så ska man välja <text:span text:style-name="T75">distans (</text:span>remote<text:span text:style-name="T75">)</text:span> checkbox knappen. <text:span text:style-name="T20">När denna checkbox är vald, </text:span></text:p>
      <text:list xml:id="list1454602751" text:style-name="L5">
        <text:list-item>
          <text:p text:style-name="P111">så ska antingen underrutor (input fält) visas </text:p>
        </text:list-item>
        <text:list-item>
          <text:p text:style-name="P111">eller redan vara synliga men aktiveras (tillåta ändra i dem). </text:p>
        </text:list-item>
      </text:list>
      <text:p text:style-name="P20"><text:span text:style-name="T29">Dessa fält är text input som konverteras till query/</text:span><text:span text:style-name="T30">body</text:span><text:span text:style-name="T29"> parametrar. Fälten sparas i den ordning man valt, från topp till botten. I denna sektion/område i inställningarna, så ska även ett textfält för </text:span><text:span text:style-name="T30">distanssökvägen</text:span><text:span text:style-name="T29"> </text:span><text:span text:style-name="T30">(</text:span><text:span text:style-name="T29">remote path</text:span><text:span text:style-name="T30">)</text:span><text:span text:style-name="T29"> fyllas i. Denna </text:span><text:span text:style-name="T30">sökväg </text:span><text:span text:style-name="T29">kan antingen vara en kort URL adress, eller inkludera query parametrar. </text:span><text:span text:style-name="T30">Headers textfält måste också finnas med.</text:span></text:p>
      <text:p text:style-name="P23"><text:span text:style-name="T30">F</text:span><text:span text:style-name="T23">örst ska enbart två fält ifrån varje kategori visas, ett för nyckeln, ett annat för värdet, eller någon slags knapp/indikering på att lägga till så många fält man behöver. Varje fält består av två fält, nyckeln och värdet.</text:span></text:p>
      <text:h text:style-name="P55" text:outline-level="4"><text:span text:style-name="T41">4.</text:span><text:span text:style-name="T20">2.2.1 </text:span><text:span text:style-name="T41">HTTP Methods</text:span></text:h>
      <text:p text:style-name="P21"><text:span text:style-name="T23">Det ska finnas </text:span><text:span text:style-name="T30">en lista av tillgängliga/fungerande metoder </text:span><text:span text:style-name="T23">för vilken slags HTTP metod man vill använda sig av. </text:span></text:p>
      <text:h text:style-name="Heading_20_5" text:outline-level="5"><text:soft-page-break/>4.2.2.1.1 GET</text:h>
      <text:p text:style-name="P22"><text:span text:style-name="T23">Man kan antingen använda sig av enbart distanssökvägen eller både distanssökvägen samt parameter fälten. Man ska även använda sig av headers fälten, </text:span><text:span text:style-name="T31">om definierat</text:span><text:span text:style-name="T23">.</text:span></text:p>
      <text:h text:style-name="Heading_20_5" text:outline-level="5">4.2.2.1.2 POST/PUT ...</text:h>
      <text:p text:style-name="P22"><text:span text:style-name="T23">Vill man spara databasen genom någon av dessa metoder måste även koden skilja sig ifrån en vanlig GET begäran (request). </text:span><text:span text:style-name="T31">Vanligtvis headers och body i koden.</text:span></text:p>
      <text:h text:style-name="P55" text:outline-level="4"><text:span text:style-name="T20">4.</text:span><text:span text:style-name="T42">2.2.2 HTTP Headers</text:span></text:h>
      <text:p text:style-name="P23"><text:span text:style-name="T31">D</text:span><text:span text:style-name="T23">et ska finnas tillgänglighet att lägga till headers. Denna mekanism ska ske på liknande sätt som med query parametrar.</text:span></text:p>
      <text:h text:style-name="P42" text:outline-level="1">Versions</text:h>
      <table:table table:name="Table2" table:style-name="Table2" table:template-name="Default Style">
        <table:table-column table:style-name="Table2.A"/>
        <table:table-column table:style-name="Table2.B"/>
        <table:table-column table:style-name="Table2.C"/>
        <table:table-row table:style-name="TableLine94442267472080">
          <table:table-cell table:style-name="Table2.A1" office:value-type="string">
            <text:p text:style-name="P39">Features</text:p>
          </table:table-cell>
          <table:table-cell table:style-name="Table2.A1" office:value-type="string">
            <text:p text:style-name="P39">Basic</text:p>
          </table:table-cell>
          <table:table-cell table:style-name="Table2.C1" office:value-type="string">
            <text:p text:style-name="P39">Professional</text:p>
          </table:table-cell>
        </table:table-row>
        <table:table-row table:style-name="Table2.2">
          <table:table-cell table:style-name="Table2.A2" office:value-type="string">
            <text:p text:style-name="P30">encryption</text:p>
          </table:table-cell>
          <table:table-cell table:style-name="Table2.A2" office:value-type="string">
            <text:p text:style-name="P30">false</text:p>
          </table:table-cell>
          <table:table-cell table:style-name="Table2.C2" office:value-type="string">
            <text:p text:style-name="P30">true</text:p>
          </table:table-cell>
        </table:table-row>
        <table:table-row table:style-name="TableLine94442267721104">
          <table:table-cell table:style-name="Table2.A2" office:value-type="string">
            <text:p text:style-name="P30">restore db</text:p>
          </table:table-cell>
          <table:table-cell table:style-name="Table2.A2" office:value-type="string">
            <text:p text:style-name="P30">true</text:p>
          </table:table-cell>
          <table:table-cell table:style-name="Table2.C2" office:value-type="string">
            <text:p text:style-name="P30">true</text:p>
          </table:table-cell>
        </table:table-row>
        <table:table-row table:style-name="TableLine94442267721920">
          <table:table-cell table:style-name="Table2.A2" office:value-type="string">
            <text:p text:style-name="P30">save db remotely</text:p>
          </table:table-cell>
          <table:table-cell table:style-name="Table2.A2" office:value-type="string">
            <text:p text:style-name="P30">false</text:p>
          </table:table-cell>
          <table:table-cell table:style-name="Table2.C2" office:value-type="string">
            <text:p text:style-name="P30">true</text:p>
          </table:table-cell>
        </table:table-row>
        <table:table-row table:style-name="TableLine94442267722784">
          <table:table-cell table:style-name="Table2.A2" office:value-type="string">
            <text:p text:style-name="P31"/>
          </table:table-cell>
          <table:table-cell table:style-name="Table2.A2" office:value-type="string">
            <text:p text:style-name="P31"/>
          </table:table-cell>
          <table:table-cell table:style-name="Table2.C2" office:value-type="string">
            <text:p text:style-name="P31"/>
          </table:table-cell>
        </table:table-row>
        <table:table-row table:style-name="TableLine94442267723760">
          <table:table-cell table:style-name="Table2.A2" office:value-type="string">
            <text:p text:style-name="P31"/>
          </table:table-cell>
          <table:table-cell table:style-name="Table2.A2" office:value-type="string">
            <text:p text:style-name="P31"/>
          </table:table-cell>
          <table:table-cell table:style-name="Table2.C2" office:value-type="string">
            <text:p text:style-name="P31"/>
          </table:table-cell>
        </table:table-row>
        <table:table-row table:style-name="TableLine94442267724960">
          <table:table-cell table:style-name="Table2.A2" office:value-type="string">
            <text:p text:style-name="P31"/>
          </table:table-cell>
          <table:table-cell table:style-name="Table2.A2" office:value-type="string">
            <text:p text:style-name="P32"/>
          </table:table-cell>
          <table:table-cell table:style-name="Table2.C2" office:value-type="string">
            <text:p text:style-name="P31"/>
          </table:table-cell>
        </table:table-row>
      </table:table>
      <text:p text:style-name="P14"/>
      <text:p text:style-name="P15">Man bör ha olika mappar för de olika versionerna. <text:span text:style-name="T20">Moduler som ingår i båda versionerna ska ligga på en och samma plats. Detta gör att det blir s</text:span>midigt att jobba i dem istället för att kopiera in ändringar till samma moduler på olika platser.</text:p>
      <text:p text:style-name="P16"><text:span text:style-name="T20">Överväga</text:span>:</text:p>
      <text:list xml:id="list3938574011" text:style-name="L6">
        <text:list-item>
          <text:p text:style-name="P87">Vissa moduler, tex. db, har insert för password. Denna har en enc_id.</text:p>
          <text:list>
            <text:list-item>
              <text:p text:style-name="P87">Kanske enklare att ha båda tabellerna i båda versionerna? Fast i basic räcker det med plain text.</text:p>
            </text:list-item>
          </text:list>
        </text:list-item>
      </text:list>
      <text:p text:style-name="P17"/>
      <text:p text:style-name="P17">1. Valt att behålla båda tabellerna, kan då behålla samma modul för CRUD/insert.</text:p>
      <text:h text:style-name="P43" text:outline-level="1"><text:span text:style-name="T59">X</text:span><text:span text:style-name="T60">. </text:span><text:span text:style-name="T58">Things to consider</text:span></text:h>
      <text:list xml:id="list3351180647" text:style-name="L7">
        <text:list-item>
          <text:p text:style-name="P103"><text:span text:style-name="T46">P</text:span>ackaging <text:span text:style-name="T14">(https://www.electronjs.org/docs/latest/tutorial/tutorial-packaging)</text:span></text:p>
        </text:list-item>
        <text:list-item>
          <text:p text:style-name="P113"><text:span text:style-name="T49">P</text:span><text:span text:style-name="T48">ublishing </text:span><text:span text:style-name="T50">(</text:span><text:a xlink:type="simple" xlink:href="https://www.electronjs.org/docs/latest/tutorial/tutorial-publishing-updating" text:style-name="Internet_20_link" text:visited-style-name="Visited_20_Internet_20_Link">https://www.electronjs.org/docs/latest/tutorial/tutorial-publishing-updating</text:a><text:span text:style-name="T50">)</text:span></text:p>
        </text:list-item>
        <text:list-item>
          <text:p text:style-name="P104">Kolla licenserna för de moduler du installera<text:span text:style-name="T46">t</text:span></text:p>
        </text:list-item>
        <text:list-item>
          <text:p text:style-name="P105"><text:soft-page-break/>Logg<text:span text:style-name="T47">n</text:span>ing kommer behövas</text:p>
        </text:list-item>
        <text:list-item>
          <text:p text:style-name="P106">Kolla hur man kan slänga exceptions i windows dialogen, liknande alert med egen text</text:p>
        </text:list-item>
        <text:list-item>
          <text:p text:style-name="P101">Man kanske ska tillåta användaren att hash:a databasfilen?</text:p>
        </text:list-item>
        <text:list-item>
          <text:p text:style-name="P107">Tänk på säkerhet</text:p>
          <text:list>
            <text:list-item>
              <text:p text:style-name="P107">sanera input</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31c86"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7:04:27.498364923</meta:creation-date>
    <dc:date>2023-07-06T19:46:11.142714606</dc:date>
    <meta:editing-duration>P41DT12H16M38S</meta:editing-duration>
    <meta:editing-cycles>66</meta:editing-cycles>
    <meta:generator>LibreOffice/7.0.4.2$Linux_X86_64 LibreOffice_project/00$Build-2</meta:generator>
    <meta:document-statistic meta:table-count="4" meta:image-count="0" meta:object-count="0" meta:page-count="8" meta:paragraph-count="224" meta:word-count="1479" meta:character-count="9160" meta:non-whitespace-character-count="7952"/>
  </office:meta>
</office:document-meta>
</file>